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01a4b7" officeooo:paragraph-rsid="0001a4b7"/>
    </style:style>
    <style:style style:name="P2" style:family="paragraph" style:parent-style-name="Frame_20_contents">
      <style:paragraph-properties fo:text-align="center" style:justify-single-word="false"/>
      <style:text-properties officeooo:rsid="00026ed7" officeooo:paragraph-rsid="00026ed7"/>
    </style:style>
    <style:style style:name="P3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0.7083in" fo:min-width="0.9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textarea-horizontal-align="justify" draw:textarea-vertical-align="middle" draw:auto-grow-height="false" fo:min-height="0.6772in" fo:min-width="1.0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textarea-horizontal-align="justify" draw:textarea-vertical-align="middle" draw:auto-grow-height="false" fo:min-height="0.6665in" fo:min-width="0.9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textarea-horizontal-align="justify" draw:textarea-vertical-align="middle" draw:auto-grow-height="false" fo:min-height="1.6244in" fo:min-width="2.15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5" svg:width="2.1567in" svg:height="1.6248in" svg:x="2.2543in" svg:y="3.161in"><text:p text:style-name="P1">Cyclone 10 LP </text:p><draw:enhanced-geometry svg:viewBox="0 0 21600 21600" draw:type="rectangle" draw:enhanced-path="M 0 0 L 21600 0 21600 21600 0 21600 0 0 Z N"/></draw:custom-shape><draw:custom-shape text:anchor-type="paragraph" draw:z-index="1" draw:name="Shape2" draw:style-name="gr4" svg:width="0.9276in" svg:height="0.6669in" svg:x="-0.4957in" svg:y="1.9945in"><text:p text:style-name="P1">USB</text:p><draw:enhanced-geometry svg:viewBox="0 0 21600 21600" draw:type="rectangle" draw:enhanced-path="M 0 0 L 21600 0 21600 21600 0 21600 0 0 Z N"/></draw:custom-shape><draw:custom-shape text:anchor-type="paragraph" draw:z-index="2" draw:name="Shape2_0" draw:style-name="gr4" svg:width="0.9276in" svg:height="0.6669in" svg:x="5.0043in" svg:y="5.4319in"><text:p text:style-name="P1">FTDI</text:p><draw:enhanced-geometry svg:viewBox="0 0 21600 21600" draw:type="rectangle" draw:enhanced-path="M 0 0 L 21600 0 21600 21600 0 21600 0 0 Z N"/></draw:custom-shape><draw:custom-shape text:anchor-type="paragraph" draw:z-index="3" draw:name="Shape2_1" draw:style-name="gr4" svg:width="0.9276in" svg:height="0.6669in" svg:x="0.7752in" svg:y="2.9736in"><text:p text:style-name="P1">Program</text:p><text:p text:style-name="P1">Flash</text:p><draw:enhanced-geometry svg:viewBox="0 0 21600 21600" draw:type="rectangle" draw:enhanced-path="M 0 0 L 21600 0 21600 21600 0 21600 0 0 Z N"/></draw:custom-shape><draw:custom-shape text:anchor-type="paragraph" draw:z-index="4" draw:name="Shape2_2" draw:style-name="gr4" svg:width="0.9276in" svg:height="0.6669in" svg:x="2.2854in" svg:y="1.9839in"><text:p text:style-name="P1">Storage</text:p><text:p text:style-name="P1">Flash</text:p><draw:enhanced-geometry svg:viewBox="0 0 21600 21600" draw:type="rectangle" draw:enhanced-path="M 0 0 L 21600 0 21600 21600 0 21600 0 0 Z N"/></draw:custom-shape><draw:custom-shape text:anchor-type="paragraph" draw:z-index="5" draw:name="Shape2_3" draw:style-name="gr4" svg:width="0.9276in" svg:height="0.6669in" svg:x="3.4in" svg:y="1.9945in"><text:p text:style-name="P1">Clock</text:p><draw:enhanced-geometry svg:viewBox="0 0 21600 21600" draw:type="rectangle" draw:enhanced-path="M 0 0 L 21600 0 21600 21600 0 21600 0 0 Z N"/></draw:custom-shape><draw:custom-shape text:anchor-type="paragraph" draw:z-index="6" draw:name="Shape2_4" draw:style-name="gr4" svg:width="0.9276in" svg:height="0.6669in" svg:x="4.5874in" svg:y="2.0047in"><text:p text:style-name="P1">(?Buzzer?)</text:p><draw:enhanced-geometry svg:viewBox="0 0 21600 21600" draw:type="rectangle" draw:enhanced-path="M 0 0 L 21600 0 21600 21600 0 21600 0 0 Z N"/></draw:custom-shape><draw:custom-shape text:anchor-type="paragraph" draw:z-index="7" draw:name="Shape2_5" draw:style-name="gr4" svg:width="0.9276in" svg:height="0.6669in" svg:x="4.9835in" svg:y="2.9319in"><text:p text:style-name="P1">nRF24<text:tab/></text:p><draw:enhanced-geometry svg:viewBox="0 0 21600 21600" draw:type="rectangle" draw:enhanced-path="M 0 0 L 21600 0 21600 21600 0 21600 0 0 Z N"/></draw:custom-shape><draw:custom-shape text:anchor-type="paragraph" draw:z-index="8" draw:name="Shape2_6" draw:style-name="gr4" svg:width="0.9276in" svg:height="0.6669in" svg:x="4.9937in" svg:y="3.7339in"><text:p text:style-name="P1">IMU</text:p><draw:enhanced-geometry svg:viewBox="0 0 21600 21600" draw:type="rectangle" draw:enhanced-path="M 0 0 L 21600 0 21600 21600 0 21600 0 0 Z N"/></draw:custom-shape><draw:custom-shape text:anchor-type="paragraph" draw:z-index="9" draw:name="Shape2_7" draw:style-name="gr4" svg:width="0.9276in" svg:height="0.6669in" svg:x="5.0043in" svg:y="4.5571in"><text:p text:style-name="P2">BNO</text:p><draw:enhanced-geometry svg:viewBox="0 0 21600 21600" draw:type="rectangle" draw:enhanced-path="M 0 0 L 21600 0 21600 21600 0 21600 0 0 Z N"/></draw:custom-shape><draw:custom-shape text:anchor-type="paragraph" draw:z-index="10" draw:name="Shape2_8" draw:style-name="gr4" svg:width="0.9276in" svg:height="0.6669in" svg:x="5.0043in" svg:y="5.4319in"><text:p text:style-name="P2">Pressure</text:p><text:p text:style-name="P2">sensor</text:p><draw:enhanced-geometry svg:viewBox="0 0 21600 21600" draw:type="rectangle" draw:enhanced-path="M 0 0 L 21600 0 21600 21600 0 21600 0 0 Z N"/></draw:custom-shape><draw:custom-shape text:anchor-type="paragraph" draw:z-index="11" draw:name="Shape2_9" draw:style-name="gr4" svg:width="0.9276in" svg:height="0.6669in" svg:x="3.7752in" svg:y="5.4319in"><text:p text:style-name="P2">ADC</text:p><draw:enhanced-geometry svg:viewBox="0 0 21600 21600" draw:type="rectangle" draw:enhanced-path="M 0 0 L 21600 0 21600 21600 0 21600 0 0 Z N"/></draw:custom-shape><draw:custom-shape text:anchor-type="paragraph" draw:z-index="12" draw:name="Shape2_10" draw:style-name="gr4" svg:width="0.9276in" svg:height="0.6669in" svg:x="2.5457in" svg:y="5.4425in"><text:p text:style-name="P1">LEDs</text:p><draw:enhanced-geometry svg:viewBox="0 0 21600 21600" draw:type="rectangle" draw:enhanced-path="M 0 0 L 21600 0 21600 21600 0 21600 0 0 Z N"/></draw:custom-shape><draw:custom-shape text:anchor-type="paragraph" draw:z-index="13" draw:name="Shape2_11" draw:style-name="gr4" svg:width="0.9276in" svg:height="0.6669in" svg:x="1.2957in" svg:y="5.4839in"><text:p text:style-name="P1">ESC engine</text:p><text:p text:style-name="P1">control</text:p><draw:enhanced-geometry svg:viewBox="0 0 21600 21600" draw:type="rectangle" draw:enhanced-path="M 0 0 L 21600 0 21600 21600 0 21600 0 0 Z N"/></draw:custom-shape><draw:custom-shape text:anchor-type="paragraph" draw:z-index="14" draw:name="Shape2_12" draw:style-name="gr4" svg:width="0.9276in" svg:height="0.6669in" svg:x="0.8272in" svg:y="4.5154in"><text:p text:style-name="P1">(?GPIO?)</text:p><draw:enhanced-geometry svg:viewBox="0 0 21600 21600" draw:type="rectangle" draw:enhanced-path="M 0 0 L 21600 0 21600 21600 0 21600 0 0 Z N"/></draw:custom-shape><draw:custom-shape text:anchor-type="paragraph" draw:z-index="15" draw:name="Shape2_13" draw:style-name="gr4" svg:width="0.9276in" svg:height="0.6669in" svg:x="-0.4646in" svg:y="3.7236in"><text:p text:style-name="P1">JTAG</text:p><draw:enhanced-geometry svg:viewBox="0 0 21600 21600" draw:type="rectangle" draw:enhanced-path="M 0 0 L 21600 0 21600 21600 0 21600 0 0 Z N"/></draw:custom-shape><draw:line text:anchor-type="paragraph" draw:z-index="16" draw:name="Shape3" draw:style-name="gr1" draw:text-style-name="P3" svg:x1="0.4311in" svg:y1="2.3484in" svg:x2="0.7854in" svg:y2="2.3484in"><text:p/></draw:line><draw:line text:anchor-type="paragraph" draw:z-index="17" draw:name="Shape4" draw:style-name="gr1" draw:text-style-name="P3" svg:x1="1.7126in" svg:y1="2.3902in" svg:x2="2.2543in" svg:y2="3.161in"><text:p/></draw:line><draw:line text:anchor-type="paragraph" draw:z-index="18" draw:name="Shape7" draw:style-name="gr1" draw:text-style-name="P3" svg:x1="1.702in" svg:y1="3.5047in" svg:x2="2.2539in" svg:y2="3.5047in"><text:p/></draw:line><draw:line text:anchor-type="paragraph" draw:z-index="19" draw:name="Shape8" draw:style-name="gr1" draw:text-style-name="P3" svg:x1="1.202in" svg:y1="2.6717in" svg:x2="1.202in" svg:y2="2.9736in"><text:p/></draw:line><draw:line text:anchor-type="paragraph" draw:z-index="20" draw:name="Shape9" draw:style-name="gr1" draw:text-style-name="P3" svg:x1="0.4626in" svg:y1="4.0571in" svg:x2="2.2543in" svg:y2="4.0571in"><text:p/></draw:line><draw:line text:anchor-type="paragraph" draw:z-index="21" draw:name="Shape10" draw:style-name="gr1" draw:text-style-name="P3" svg:x1="1.7543in" svg:y1="4.6925in" svg:x2="2.2543in" svg:y2="4.6925in"><text:p/></draw:line><draw:line text:anchor-type="paragraph" draw:z-index="22" draw:name="Shape11" draw:style-name="gr1" draw:text-style-name="P3" svg:x1="2.098in" svg:y1="5.4839in" svg:x2="2.3169in" svg:y2="4.7854in"><text:p/></draw:line><draw:line text:anchor-type="paragraph" draw:z-index="23" draw:name="Shape14" draw:style-name="gr1" draw:text-style-name="P3" svg:x1="2.9728in" svg:y1="4.7854in" svg:x2="2.9728in" svg:y2="5.4425in"><text:p/></draw:line><draw:line text:anchor-type="paragraph" draw:z-index="24" draw:name="Shape15" draw:style-name="gr1" draw:text-style-name="P3" svg:x1="4.2228in" svg:y1="4.7854in" svg:x2="4.2228in" svg:y2="5.4319in"><text:p/></draw:line><draw:line text:anchor-type="paragraph" draw:z-index="25" draw:name="Shape16" draw:style-name="gr1" draw:text-style-name="P3" svg:x1="5.0043in" svg:y1="5.4319in" svg:x2="4.4098in" svg:y2="4.7854in"><text:p/></draw:line><draw:line text:anchor-type="paragraph" draw:z-index="26" draw:name="Shape5" draw:style-name="gr1" draw:text-style-name="P3" svg:x1="5.0039in" svg:y1="4.6508in" svg:x2="4.4102in" svg:y2="4.6508in"><text:p/></draw:line><draw:line text:anchor-type="paragraph" draw:z-index="27" draw:name="Shape6" draw:style-name="gr1" draw:text-style-name="P3" svg:x1="4.9937in" svg:y1="4.0673in" svg:x2="4.4102in" svg:y2="4.0673in"><text:p/></draw:line><draw:line text:anchor-type="paragraph" draw:z-index="28" draw:name="Shape12" draw:style-name="gr1" draw:text-style-name="P3" svg:x1="4.9831in" svg:y1="3.3071in" svg:x2="4.4102in" svg:y2="3.3071in"><text:p/></draw:line><draw:line text:anchor-type="paragraph" draw:z-index="29" draw:name="Shape13" draw:style-name="gr1" draw:text-style-name="P3" svg:x1="4.5878in" svg:y1="2.6717in" svg:x2="4.4098in" svg:y2="3.1614in"><text:p/></draw:line><draw:line text:anchor-type="paragraph" draw:z-index="30" draw:name="Shape17" draw:style-name="gr1" draw:text-style-name="P3" svg:x1="3.8272in" svg:y1="2.661in" svg:x2="3.8272in" svg:y2="3.161in"><text:p/></draw:line><draw:line text:anchor-type="paragraph" draw:z-index="31" draw:name="Shape18" draw:style-name="gr1" draw:text-style-name="P3" svg:x1="2.7543in" svg:y1="2.6508in" svg:x2="2.7543in" svg:y2="3.161in"><text:p/></draw:line><draw:custom-shape text:anchor-type="paragraph" draw:z-index="32" draw:name="Shape19" draw:style-name="gr3" svg:width="1.0421in" svg:height="0.6776in" svg:x="0.7854in" svg:y="2.0047in"><text:p text:style-name="P2">FTDI</text:p><draw:enhanced-geometry svg:viewBox="0 0 21600 21600" draw:type="rectangle" draw:enhanced-path="M 0 0 L 21600 0 21600 21600 0 21600 0 0 Z N"/></draw:custom-shape><draw:custom-shape text:anchor-type="paragraph" draw:z-index="33" draw:name="Shape20" draw:style-name="gr2" svg:width="0.9378in" svg:height="0.7087in" svg:x="3.3165in" svg:y="6.3173in"><text:p text:style-name="P2">Power</text:p><draw:enhanced-geometry svg:viewBox="0 0 21600 21600" draw:type="rectangle" draw:enhanced-path="M 0 0 L 21600 0 21600 21600 0 21600 0 0 Z N"/></draw:custom-shape><draw:line text:anchor-type="paragraph" draw:z-index="34" draw:name="Shape21" draw:style-name="gr1" draw:text-style-name="P3" svg:x1="3.6189in" svg:y1="6.3173in" svg:x2="3.6189in" svg:y2="4.7846in"><text:p/></draw:line><draw:line text:anchor-type="paragraph" draw:z-index="35" draw:name="Shape22" draw:style-name="gr1" draw:text-style-name="P3" svg:x1="3.9937in" svg:y1="6.3173in" svg:x2="3.9937in" svg:y2="6.0984in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8-24T10:18:00.263000000</dc:date>
    <meta:editing-duration>PT2M13S</meta:editing-duration>
    <meta:editing-cycles>1</meta:editing-cycles>
    <meta:document-statistic meta:table-count="0" meta:image-count="0" meta:object-count="0" meta:page-count="1" meta:paragraph-count="22" meta:word-count="25" meta:character-count="131" meta:non-whitespace-character-count="126"/>
  </office:meta>
</office:document-meta>
</file>